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D000000DDD2A79C82.png" manifest:media-type=""/>
  <manifest:file-entry manifest:full-path="Pictures/10000201000001DF000000ED5C1955CB.png" manifest:media-type=""/>
  <manifest:file-entry manifest:full-path="Pictures/100002010000013D0000008A6A3D96B2.png" manifest:media-type=""/>
  <manifest:file-entry manifest:full-path="Pictures/1000020100000129000000BCD0FFB52E.png" manifest:media-type=""/>
  <manifest:file-entry manifest:full-path="Pictures/100002010000019B00000160C75BB8E5.png" manifest:media-type=""/>
  <manifest:file-entry manifest:full-path="Pictures/100002010000020F0000007D9D5D50BA.png" manifest:media-type=""/>
  <manifest:file-entry manifest:full-path="Pictures/100002010000018200000085E372E589.png" manifest:media-type=""/>
  <manifest:file-entry manifest:full-path="Pictures/100002010000014C000000D3D2A536F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b9e01" style:font-weight-asian="bold" style:font-weight-complex="bold"/>
    </style:style>
    <style:style style:name="T1" style:family="text">
      <style:text-properties officeooo:rsid="001b9e0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lass Diagrams</text:span></text:p>
      <text:p text:style-name="P1"><text:span text:style-name="T1"/></text:p>
      <text:p text:style-name="P1"><draw:frame draw:style-name="fr1" draw:name="graphics1" text:anchor-type="paragraph" svg:width="11.71cm" svg:height="7.442cm" draw:z-index="0"><draw:image xlink:href="Pictures/100002010000014C000000D3D2A536F4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graphics2" text:anchor-type="paragraph" svg:width="14.497cm" svg:height="12.416cm" draw:z-index="1"><draw:image xlink:href="Pictures/100002010000019B00000160C75BB8E5.png" xlink:type="simple" xlink:show="embed" xlink:actuate="onLoad"/></draw:frame><text:span text:style-name="T1"/></text:p>
      <text:p text:style-name="P1"><draw:frame draw:style-name="fr1" draw:name="graphics3" text:anchor-type="paragraph" svg:width="13.615cm" svg:height="4.69cm" draw:z-index="2"><draw:image xlink:href="Pictures/100002010000018200000085E372E589.png" xlink:type="simple" xlink:show="embed" xlink:actuate="onLoad"/></draw:frame><text:soft-page-break/><text:span text:style-name="T1"/></text:p>
      <text:p text:style-name="P1"><draw:frame draw:style-name="fr1" draw:name="graphics4" text:anchor-type="paragraph" svg:width="10.476cm" svg:height="6.63cm" draw:z-index="3"><draw:image xlink:href="Pictures/1000020100000129000000BCD0FFB52E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2" draw:name="graphics5" text:anchor-type="paragraph" svg:width="17cm" svg:height="4.032cm" draw:z-index="4"><draw:image xlink:href="Pictures/100002010000020F0000007D9D5D50BA.png" xlink:type="simple" xlink:show="embed" xlink:actuate="onLoad"/></draw:frame><text:span text:style-name="T1"/></text:p>
      <text:p text:style-name="P1"><text:span text:style-name="T1"/></text:p>
      <text:p text:style-name="P1"><draw:frame draw:style-name="fr1" draw:name="graphics6" text:anchor-type="paragraph" svg:width="11.181cm" svg:height="4.867cm" draw:z-index="5"><draw:image xlink:href="Pictures/100002010000013D0000008A6A3D96B2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3" draw:name="graphics7" text:anchor-type="paragraph" svg:width="16.895cm" svg:height="8.359cm" draw:z-index="6"><draw:image xlink:href="Pictures/10000201000001DF000000ED5C1955CB.png" xlink:type="simple" xlink:show="embed" xlink:actuate="onLoad"/></draw:frame><text:soft-page-break/><text:span text:style-name="T1"/></text:p>
      <text:p text:style-name="P1"><text:span text:style-name="T1"/></text:p>
      <text:p text:style-name="P1"><draw:frame draw:style-name="fr2" draw:name="graphics8" text:anchor-type="paragraph" svg:width="17cm" svg:height="6.209cm" draw:z-index="7"><draw:image xlink:href="Pictures/100002010000025D000000DDD2A79C82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1T16:06:54</meta:creation-date>
    <dc:date>2013-07-01T16:09:59</dc:date>
    <meta:editing-duration>P0D</meta:editing-duration>
    <meta:editing-cycles>1</meta:editing-cycles>
    <meta:document-statistic meta:table-count="0" meta:image-count="8" meta:object-count="0" meta:page-count="3" meta:paragraph-count="1" meta:word-count="2" meta:character-count="14" meta:non-whitespace-character-count="13"/>
    <meta:generator>LibreOffice/3.6$Linux_X86_64 LibreOffice_project/360m1$Build-2</meta:generator>
  </office:meta>
</office:document-meta>
</file>